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attle</text:p>
      <text:p text:style-name="Subtitle">A battle simulation for Linux, Mac OS X and Windows.</text:p>
      <text:p text:style-name="Text_20_body">Ronaldo Nascimento, September 30, 2012 C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naldo Nascimento</meta:initial-creator>
    <meta:creation-date>2012-09-30T12:06:13</meta:creation-date>
    <dc:date>2012-09-30T12:57:34</dc:date>
    <dc:creator>Ronaldo Nascimento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17" meta:character-count="99" meta:non-whitespace-character-count="85"/>
  </office:meta>
</office:document-meta>
</file>